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opacity="50%" draw:textarea-horizontal-align="justify" draw:textarea-vertical-align="middle" draw:auto-grow-height="false" fo:min-height="0cm" fo:min-width="0cm" fo:wrap-option="no-wrap" draw:shadow-opacity="50%"/>
    </style:style>
    <style:style style:name="gr2" style:family="graphic" style:parent-style-name="standard">
      <style:graphic-properties draw:stroke="none" svg:stroke-color="#000000" draw:fill="none" draw:fill-color="#ffffff" draw:textarea-horizontal-align="left" draw:auto-grow-height="true" draw:auto-grow-width="true" fo:min-height="0.765cm" fo:min-width="0cm"/>
    </style:style>
    <style:style style:name="gr3" style:family="graphic" style:parent-style-name="standard">
      <style:graphic-properties svg:stroke-color="#000000" draw:fill-color="#ffffff" draw:textarea-horizontal-align="justify" draw:textarea-vertical-align="middle" draw:auto-grow-height="fals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color="#ffffff"/>
    </style:style>
    <style:style style:name="T1" style:family="text">
      <style:text-properties style:font-name="Liberation Sans1" style:font-name-asian="Liberation Sans1" style:font-name-complex="Liberation Sans1"/>
    </style:style>
    <style:style style:name="T2" style:family="text">
      <style:text-properties fo: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188cm" svg:height="5.051cm" svg:x="1.284cm" svg:y="2.15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796cm" svg:height="1.015cm" svg:x="2.807cm" svg:y="1.096cm">
          <draw:text-box>
            <text:p>Max PQ</text:p>
          </draw:text-box>
        </draw:frame>
        <draw:custom-shape draw:style-name="gr1" draw:text-style-name="P1" draw:layer="layout" svg:width="7.271cm" svg:height="5.051cm" svg:x="11.785cm" svg:y="2.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layer="layout" svg:width="2.619cm" svg:height="1.015cm" svg:x="13.608cm" svg:y="1.097cm">
          <draw:text-box>
            <text:p>Min PQ</text:p>
          </draw:text-box>
        </draw:frame>
        <draw:custom-shape draw:style-name="gr3" draw:text-style-name="P1" draw:layer="layout" svg:width="1.095cm" svg:height="1.069cm" svg:x="2.459cm" svg:y="3.7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7.059cm" svg:y="3.642cm">
          <text:p text:style-name="P1"><text:span text:style-name="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15.366cm" svg:y="2.837cm">
          <text:p text:style-name="P1"><text:span text:style-name="T1">10</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3.938cm" svg:y="2.944cm">
          <text:p text:style-name="P1"><text:span text:style-name="T1">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2" draw:layer="layout" svg:width="0.853cm" svg:height="0.962cm" svg:x="9.36cm" svg:y="7.333cm">
          <draw:text-box>
            <text:p text:style-name="P2"><text:span text:style-name="T2">8</text:span></text:p>
          </draw:text-box>
        </draw:frame>
        <draw:custom-shape draw:style-name="gr3" draw:text-style-name="P1" draw:layer="layout" svg:width="1.095cm" svg:height="1.069cm" svg:x="13.921cm" svg:y="3.884cm">
          <text:p text:style-name="P1"><text:span text:style-name="T1">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095cm" svg:height="1.069cm" svg:x="5.029cm" svg:y="4.476cm">
          <text:p text:style-name="P1"><text:span text:style-name="T1">-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elucterio </meta:initial-creator>
    <meta:creation-date>2016-05-22T22:13:37.022921765</meta:creation-date>
    <dc:date>2016-05-22T23:19:50.247212486</dc:date>
    <dc:creator>elucterio </dc:creator>
    <meta:editing-duration>PT55M48S</meta:editing-duration>
    <meta:editing-cycles>19</meta:editing-cycles>
    <meta:generator>LibreOffice/4.2.8.2$Linux_X86_64 LibreOffice_project/420m0$Build-2</meta:generator>
    <meta:document-statistic meta:object-count="11"/>
  </office:meta>
</office:document-meta>
</file>